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.handleException( Exception ex , String actionName , String messag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Flow.handlePageFlowException( PageFlowException ex , String actionName , String messag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